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objectwithoutfill">
      <style:graphic-properties draw:fill="solid" draw:fill-color="#729fcf" draw:textarea-vertical-align="middle"/>
    </style:style>
    <style:style style:name="gr3" style:family="graphic" style:parent-style-name="objectwithoutfill">
      <style:graphic-properties draw:fill="solid" draw:fill-color="#ff8000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799cm" svg:height="0.797cm" svg:x="0.3cm" svg:y="0.6cm" svg:viewBox="0 0 800 798" draw:points="0,100 300,100 300,398 500,398 500,0 800,0 800,798 0,798">
          <text:p/>
        </draw:polygon>
        <draw:polygon draw:style-name="gr3" draw:text-style-name="P3" draw:layer="layout" svg:width="0.199cm" svg:height="0.499cm" svg:x="1.1cm" svg:y="0.898cm" svg:viewBox="0 0 200 500" draw:points="0,0 100,0 100,200 200,200 200,500 0,500">
          <text:p/>
        </draw:polygon>
        <draw:polygon draw:style-name="gr3" draw:text-style-name="P3" draw:layer="layout" svg:width="0.199cm" svg:height="0.499cm" svg:x="0.1cm" svg:y="0.898cm" svg:viewBox="0 0 200 500" draw:points="0,0 200,0 200,500 0,500">
          <text:p/>
        </draw:polygon>
        <draw:custom-shape draw:style-name="gr4" draw:text-style-name="P4" draw:layer="layout" svg:width="0.298cm" svg:height="0.269cm" draw:transform="rotate (-1.5707963267949) translate (0.449cm 0.3cm)">
          <text:p/>
          <draw:enhanced-geometry svg:viewBox="0 0 21600 21600" draw:text-areas="0 ?f0 ?f5 ?f2" draw:mirror-horizontal="false" draw:mirror-vertical="false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955cm 0.3cm)">
          <text:p/>
          <draw:enhanced-geometry svg:viewBox="0 0 21600 21600" draw:text-areas="0 ?f0 ?f5 ?f2" draw:mirror-horizontal="false" draw:mirror-vertical="false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1.497cm" svg:height="0.748cm" draw:transform="rotate (-0.58800142499689) translate (1.8cm 0.5cm)" svg:viewBox="0 0 1498 749" draw:points="0,0 1442,0 1498,83 499,749">
          <text:p/>
        </draw:polygon>
        <draw:polygon draw:style-name="gr3" draw:text-style-name="P3" draw:layer="layout" svg:width="0.665cm" svg:height="0.748cm" draw:transform="rotate (-0.58800142499689) translate (3.5cm 0.5cm)" svg:viewBox="0 0 666 749" draw:points="0,0 249,13 666,638 499,749">
          <text:p/>
        </draw:polygon>
        <draw:polygon draw:style-name="gr3" draw:text-style-name="P3" draw:layer="layout" svg:width="0.652cm" svg:height="0.405cm" draw:transform="rotate (-0.588001424996889) translate (4.24cm 0.912cm)" svg:viewBox="0 0 653 406" draw:points="0,0 598,68 653,151 271,406">
          <text:p/>
        </draw:polygon>
        <draw:polygon draw:style-name="gr2" draw:text-style-name="P2" draw:layer="layout" svg:width="0.539cm" svg:height="0.799cm" svg:x="3.7cm" svg:y="0.6cm" svg:viewBox="0 0 540 800" draw:points="0,100 300,100 300,398 500,398 500,0 540,0 540,800 0,798">
          <text:p/>
        </draw:polygon>
        <draw:custom-shape draw:style-name="gr4" draw:text-style-name="P4" draw:layer="layout" svg:width="0.298cm" svg:height="0.269cm" draw:transform="rotate (-1.5707963267949) translate (3.826cm 0.285cm)">
          <text:p/>
          <draw:enhanced-geometry svg:viewBox="0 0 21600 21600" draw:text-areas="0 ?f0 ?f5 ?f2" draw:mirror-horizontal="false" draw:mirror-vertical="false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332cm 0.285cm)">
          <text:p/>
          <draw:enhanced-geometry svg:viewBox="0 0 21600 21600" draw:text-areas="0 ?f0 ?f5 ?f2" draw:mirror-horizontal="false" draw:mirror-vertical="false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cm" svg:height="0.152cm" svg:x="3.143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0.152cm" svg:x="3.143cm" svg:y="0.9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cm" svg:height="0.6cm" svg:x="1.401cm" svg:y="0.501cm">
          <text:p/>
          <draw:enhanced-geometry svg:viewBox="0 0 21600 21600" draw:text-areas="0 ?f0 ?f5 ?f2" draw:mirror-horizontal="false" draw:mirror-vertical="false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5T00:20:17.702067515</dc:date>
    <meta:editing-duration>P1DT1H36M54S</meta:editing-duration>
    <meta:editing-cycles>86</meta:editing-cycles>
    <meta:generator>LibreOffice/6.1.3.2$Linux_X86_64 LibreOffice_project/10$Build-2</meta:generator>
    <meta:document-statistic meta:object-count="17"/>
  </office:meta>
</office:document-meta>
</file>